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280e" officeooo:paragraph-rsid="0011280e"/>
    </style:style>
    <style:style style:name="P2" style:family="paragraph" style:parent-style-name="Standard">
      <style:text-properties officeooo:rsid="0011280e" officeooo:paragraph-rsid="0011a302"/>
    </style:style>
    <style:style style:name="P3" style:family="paragraph" style:parent-style-name="Standard">
      <style:paragraph-properties>
        <style:tab-stops>
          <style:tab-stop style:position="0.8752in"/>
          <style:tab-stop style:position="2.25in"/>
          <style:tab-stop style:position="3in"/>
          <style:tab-stop style:position="3.9354in"/>
        </style:tab-stops>
      </style:paragraph-properties>
      <style:text-properties officeooo:rsid="0011280e" officeooo:paragraph-rsid="0011a302"/>
    </style:style>
    <style:style style:name="P4" style:family="paragraph" style:parent-style-name="Standard">
      <style:text-properties fo:font-weight="bold" officeooo:rsid="0011280e" officeooo:paragraph-rsid="0011280e" style:font-weight-asian="bold" style:font-weight-complex="bold"/>
    </style:style>
    <style:style style:name="P5" style:family="paragraph" style:parent-style-name="Standard">
      <style:text-properties fo:font-weight="bold" officeooo:rsid="0011a302" officeooo:paragraph-rsid="0011a302" style:font-weight-asian="bold" style:font-weight-complex="bold"/>
    </style:style>
    <style:style style:name="P6" style:family="paragraph" style:parent-style-name="Standard">
      <style:text-properties officeooo:rsid="0011a302" officeooo:paragraph-rsid="0011a302"/>
    </style:style>
    <style:style style:name="P7" style:family="paragraph" style:parent-style-name="Table_20_Contents">
      <style:text-properties officeooo:rsid="0011280e" officeooo:paragraph-rsid="0011280e"/>
    </style:style>
    <style:style style:name="P8" style:family="paragraph" style:parent-style-name="Table_20_Contents">
      <style:text-properties officeooo:rsid="0011280e" officeooo:paragraph-rsid="0011a3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epare Disks</text:p>
      <text:p text:style-name="P1"/>
      <text:p text:style-name="P1">Assuming installation disk is /dev/sda</text:p>
      <text:p text:style-name="P1"/>
      <text:p text:style-name="P4">Minimum requirements</text:p>
      <text:p text:style-name="P1"/>
      <text:p text:style-name="P3">/dev/sda1<text:tab/>600MB<text:tab/>FAT32<text:tab/>EF00 (efi)<text:tab/>/boot</text:p>
      <text:p text:style-name="P3">/dev/sda2<text:tab/>9GB<text:tab/>swap<text:tab/>linux-swap<text:tab/>swapon</text:p>
      <text:p text:style-name="P3">/dev/sda3<text:tab/>20GB<text:tab/>ext4<text:tab/>root<text:tab/>/</text:p>
      <text:p text:style-name="P3">/dev/sda4<text:tab/>30GB<text:tab/>ext4<text:tab/>home<text:tab/>/home</text:p>
      <text:p text:style-name="P2"/>
      <text:p text:style-name="P5">Formatting</text:p>
      <text:p text:style-name="P6">mkfs.vfat<text:tab/>/dev/sda1</text:p>
      <text:p text:style-name="P6">mkfs.swap<text:tab/>/dev/sda2</text:p>
      <text:p text:style-name="P6">mkfs.ext4<text:tab/>/dev/sda3</text:p>
      <text:p text:style-name="P6">mkfs.ext4<text:tab/>/dev/sda4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09:33:34.882357519</meta:creation-date>
    <dc:date>2019-11-24T09:54:00.851452287</dc:date>
    <meta:editing-duration>PT10M16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1" meta:paragraph-count="12" meta:word-count="35" meta:character-count="247" meta:non-whitespace-character-count="224"/>
  </office:meta>
</office:document-meta>
</file>